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55c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d55ce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51251_1180529564"/><text:span text:style-name="Titre_20_1_20_Car">[</text:span>سُورَةُ يُوسُفَ]<text:bookmark-end text:name="__DdeLink__51251_1180529564"/>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51253_1180529564"/><text:span text:style-name="T2"> </text:span><text:span text:style-name="T1">أَلَٓرۭؐ تِلْكَ ءَايَـٰــتُ </text:span><text:span text:style-name="T4">۴</text:span><text:span text:style-name="T1">لْكِتَـٰــبِ </text:span><text:span text:style-name="T4">۱</text:span><text:span text:style-name="T1">لْمُبِينِؐ </text:span><text:span text:style-name="T2">(1)</text:span><text:span text:style-name="T1"> إِنَّآ أَنزَلْنَـٰهُ قُرْءَ؛ناٗ عَرَبِيّاً لَّعَلَّكُمْ تَعْقِلُونَؐ </text:span><text:span text:style-name="T2">(2)</text:span><text:span text:style-name="T1"> نَحْنُ نَقُــصُّ عَلَيْكَ أَحْسَــنَ </text:span><text:span text:style-name="T4">۰</text:span><text:span text:style-name="T1">لْقَصَـصِ بِمَآ أَوْحَيْنَآ إِلَيْكَ هَـٰذَا </text:span><text:span text:style-name="T4">۰</text:span><text:span text:style-name="T1">لْقُرْءَانَ وَإِن كُنــتَ مِــن قَبْلِهِ” لَمِــنَ </text:span><text:span text:style-name="T4">۰</text:span><text:span text:style-name="T1">لْغَـٰفِلِينَؐ </text:span><text:span text:style-name="T2">(3)</text:span><text:span text:style-name="T1"> إِذْ قَالَ يُوسُفُ لَأِبِيهِ يَـٰٓأَبَــتِ إِنِّى رَأَيْــتُ أَحَدَ عَشَرَ كَوْكَباً وَالشَّمْسَ وَالْقَمَرَؐ رَأَيْتُهُمْ لِى سَـٰجِدِينَؐ </text:span><text:span text:style-name="T2">(4)</text:span><text:span text:style-name="T1"> قَالَ يَـٰبُنَيِّ لاَ تَقْصُصْ رُءْيۭاكَ عَلَــيٰٓ إِخْوَتِــكَ فَيَكِيدُواْ لَكَ كَيْداٗؐ اِنننَّ </text:span><text:span text:style-name="T4">۰</text:span><text:span text:style-name="T1">لشَّيْطَـٰنَ لِلِانسَـٰــنۣ عَدُوٌّ مُّبِينٌؐ </text:span><text:span text:style-name="T2">(5)</text:span><text:span text:style-name="T1"> وَكَذَ؛لِــكَ يَجْتَبِيــكَ رَبُّــكَ وَيُعَلِّمُكَ مِــن تَاوۣيـلِ </text:span><text:span text:style-name="T4">۱</text:span><text:span text:style-name="T1">لاَحَادِيــثِؐ وَيُتِمُّ نِعْمَتَهُ„ عَلَيْــكَ وَعَلَــيٰٓ ءَالِ يَعْقُوبببَ كَمَآ أَتَمَّهَا عَلَيٰٓ أَبَوَيْكَ مِــن قَبْلُ إِبْرَ؛هِيمَ وَإِسْحَـٰقَؐ إِنَّ رَبَّكَ عَلِيم٘ حَكِيمٌؐ </text:span><text:span text:style-name="T2">(6)</text:span><text:span text:style-name="T1"> لَّقَدْ كَانَ فِى يُوسُفَ وَإِخْوَتِهِ“ ءَايَـٰــتٌ لِّلسَّآئِـلِينَؐ </text:span><text:span text:style-name="T2">(7)</text:span><text:span text:style-name="T1"> إِذْ قَالُواْ لَيُوسُفُ وَأَخُوهُ أَحَــبُّ إِلَـيٰٓ أَبِينَا مِنَّا وَنَحْــنُ عُصْبَة٘ؐ اِنَّ أَبَانَا لَفِى ضَچَلٍ مُّبِينٖؐ </text:span><text:span text:style-name="T2">(8)</text:span><text:span text:style-name="T1"> </text:span><text:span text:style-name="T4">۶</text:span><text:span text:style-name="T1">قْتُلُواْ يُوسُفَ أَوۣ 'طْرَحُوهُ أَرْضاً يَخْــلُ لَكُمْ وَجْهُ أَبِيكُمْ وَتَكُونُواْ مِـنۢ بَعْدِهِ” قَوْماً صَـٰڤِحِينَؐ </text:span><text:span text:style-name="T2">(9)</text:span><text:span text:style-name="T1"> ¥ قَالَ قَآئِــلٌ مِّنْهُمْ لاَ تَقْتُلُواْ يُوسُفَ وَأَلْقُوهُ فِى غَيَـٰبَـٰــتِ </text:span><text:span text:style-name="T4">۱</text:span><text:span text:style-name="T1">لْجُــبِّ يَلْتَقِطْهُ بَعْــضُ </text:span><text:span text:style-name="T4">۴</text:span><text:span text:style-name="T1">لسَّيَّارَةِ إِن كُنتُمْ فَـٰعِلِينَؐ </text:span><text:span text:style-name="T2">(10)</text:span><text:span text:style-name="T1"> قَالُواْ يَـٰٓأَبَانَا مَا لَــكَ لاَ تَاﯫ عَلَيٰ يُوسُفَ وَإِنَّا لَهُ„ ڤَنَـٰصِحُونَؐ </text:span><text:span text:style-name="T2">(11)</text:span><text:span text:style-name="T1"> أَرْسِلْهُ مَعَنَا غَداً يَرْتَعِ وَيَلْعَــبْ وَإِنَّا لَهُ„ لَحَـٰفِظُونَؐ </text:span><text:span text:style-name="T2">(12)</text:span><text:span text:style-name="T1"> قَالَ إِنِّى ڤَيُحْزۣنُنِيَ أَن تَذْهَبُواْ بِهِ” وَأَخَافُ أَنْ يَّاكُلَهُ </text:span><text:span text:style-name="T4">۴</text:span><text:span text:style-name="T1">لذِّيــبُ وَأَنتُمْ عَنْهُ غَـٰفِلُونَؐ </text:span><text:span text:style-name="T2">(13)</text:span><text:span text:style-name="T1"> قَالُواْ لَـئِـــنَ اَكَلَهُ </text:span><text:span text:style-name="T4">۴</text:span><text:span text:style-name="T1">لذِّيــبُ وَنَحْــنُ عُصْبَة٘ اِنَّآ إِذاً لَّخَـٰسِرُونَؐ </text:span><text:span text:style-name="T2">(14)</text:span><text:span text:style-name="T1"> فَلَمَّا ذَهَبُواْ بِهِ” </text:span><text:soft-page-break/><text:span text:style-name="T1">وَأَجْمَعُوٓاْ أَنننْ يَّجْعَلُوهُ فِى غَيَـٰبَـٰــتِ </text:span><text:span text:style-name="T4">۱</text:span><text:span text:style-name="T1">لْجُــبِّ وَأَوْحَيْنَآ إِلَيْهِ لَتُنَبِّيؕنَّهُم بِأَمْرۣهِمْ هَـٰذَا وَهُمْ لاَ يَشْعُرُونَؐ </text:span><text:span text:style-name="T2">(15)</text:span><text:span text:style-name="T1"> وَجَآءُوٓ أَبَاهُمْ عِشَآءً يَبْكُونَ </text:span><text:span text:style-name="T2">(16)</text:span><text:span text:style-name="T1"> قَالُواْ يَـٰٓأَبَانَآ إِنَّا ذَهَبْنَا نَسْتَبِقُ وَتَرَكْنَا يُوسُفَ عِندَ مَتَـٰعِنَا فَأَكَلَهُ </text:span><text:span text:style-name="T4">۴</text:span><text:span text:style-name="T1">لذِّيــبُؐ وَمَآ أَنتَ بِمُومِــنٍ لَّنَا وَلَوْ كُنَّا صَـٰدِقِينَؐ </text:span><text:span text:style-name="T2">(17)</text:span><text:span text:style-name="T1"> وَجَآءُو عَلَيٰ قَمِيصِهِ” بِدَمٍ كَذِبٍؐ قَالَ بَلْ سَوَّلَــتْ لَكُمُ; أَنفُسُكُمُ; أَمْراًؐ فَصَبْرٌ جَمِيلٌؐ وَاللَّهُ </text:span><text:span text:style-name="T4">۴</text:span><text:span text:style-name="T1">لْمُسْتَعَانُ عَلَــيٰ مَا تَصِفُونَؐ </text:span><text:span text:style-name="T2">(18)</text:span><text:span text:style-name="T1"> وَجَآءَتْ سَيَّارَةٌ فَأَرْسَلُواْ وَارۣدَهُمْ فَأَدْلۭيٰ دَلْوَهُ„ قَالَ يَـٰبُشْرۭ؛يَ هَـٰذَا غُچَمٌؐ وَأَسَرُّوهُ بِضَـٰعَةًؐ وَاللَّهُ عَلِيمٛ بِمَا يَعْمَلُونَؐ </text:span><text:span text:style-name="T2">(19)</text:span><text:span text:style-name="T1"> وَشَرَوْهُ بِثَمَــنٙ بَخْسٍ دَرَ؛هِمَ مَعْدُودَةٍ وَكَانُواْ فِيهِ مِنَ </text:span><text:span text:style-name="T4">۰</text:span><text:span text:style-name="T1">لزَّ؛هِدِينَؐ </text:span><text:span text:style-name="T2">(20)</text:span><text:span text:style-name="T1"> وَقَالَ </text:span><text:span text:style-name="T4">۰ﻟ﮲</text:span><text:span text:style-name="T1"> 'شْتَرۭيٰهُ مِــن مِّصْرَ لِامْرَأَتِهِ“ أَكْرۣمِى مَثْوۭيٰهُ عَسۭيٰٓ أَنْ يَّنفَعَنَآ أَوْ نَتَّخِذَهُ„ وَلَداًؐ وَكَذَ؛لِــكَ مَكَّنَّا لِيُوسُفَ فِى </text:span><text:span text:style-name="T4">۱</text:span><text:span text:style-name="T1">لاَرْضِ وَلِنُعَلِّمَهُ„ مِن تَاوۣيلِ </text:span><text:span text:style-name="T4">۱</text:span><text:span text:style-name="T1">لاَحَادِيــثِؐ وَاللَّهُ غَالِــب٘ عَلَيٰٓ أَمْرۣهِؐ” وَچَكِــنَّ أَكْثَرَ </text:span><text:span text:style-name="T4">۰</text:span><text:span text:style-name="T1">لنَّاسِ لاَ يَعْلَمُونَؐ </text:span><text:span text:style-name="T2">(21)</text:span><text:span text:style-name="T1"> وَلَمَّا بَلَغَ أَشُدَّهُ; ءَاتَيْنَـٰهُ حُكْماً وَعِلْماًؐ وَكَذَ؛لِــكَ نَجْزۣى </text:span><text:span text:style-name="T4">۱</text:span><text:span text:style-name="T1">ڤْمُحْسِنِينَؐ </text:span><text:span text:style-name="T2">(22)</text:span><text:span text:style-name="T1"> ® وَرَ؛وَدَتْهُ </text:span><text:span text:style-name="T4">۴</text:span><text:span text:style-name="T1">لتِى هُوَ فِى بَيْتِهَا عَــن نَّفْسِهِ” وَغَلَّقَــتِ </text:span><text:span text:style-name="T4">۱</text:span><text:span text:style-name="T1">لاَبْوَ؛بببَ وَقَالَتْ هِيتَ لَــكَؐ قَالَ مَعَاذَ </text:span><text:span text:style-name="T4">۰</text:span><text:span text:style-name="T1">للَّهِؐ إِنَّهُ„ رَبِّــيَ أَحْسَــنَ مَثْوۭايَؐ إِنَّهُ„ لاَ يُفْلِحُ </text:span><text:span text:style-name="T4">۴</text:span><text:span text:style-name="T1">لظَّـٰلِمُونَؐ </text:span><text:span text:style-name="T2">(23)</text:span><text:span text:style-name="T1"> وَلَقَدْ هَمَّــتْ بِهِؐ” وَهَمَّ بِهَا لَوْلآَ أَن رّۭءۭا بُرْهَـٰنَ رَبِّهِؐ” كَذَ؛لِــكَ لِنَصْرۣفَ عَنْهُ </text:span><text:span text:style-name="T4">۴</text:span><text:span text:style-name="T1">لسُّوٓءَ وَاڤْفَحْشَآءَؐ اۭنَّهُ„ مِـنْ عِبَادِنَا </text:span><text:span text:style-name="T4">۰</text:span><text:span text:style-name="T1">ڤْمُخْلَصِينَؐ </text:span><text:span text:style-name="T2">(24)</text:span><text:span text:style-name="T1"> وَاسْتَبَقَا </text:span><text:span text:style-name="T4">۰</text:span><text:span text:style-name="T1">لْبَابببَ وَقَدَّتتتْ قَمِيصَهُ„ مِن دُبُرٍ وَأَلْفَيَا سَيِّدَهَا لَدَا </text:span><text:span text:style-name="T4">۰</text:span><text:span text:style-name="T1">لْبَابببِؐ قَالَــتْ مَا جَزَآءُ مَنَ اَرَادَ بِأَهْلِكَ سُوٓءاٗ اِلٓاَّ أَنْ يُّسْجَنَ أَوْ عَذَاب٘ اَلِيمٌؐ </text:span><text:span text:style-name="T2">(25)</text:span><text:span text:style-name="T1"> قَالَ هِيَ رَ؛وَدَتْنِى عَن </text:span><text:soft-page-break/><text:span text:style-name="T1">نَّفْسِىؐ وَشَهِدَ شَاهِدٌ مِّــنَ اَهْلِهَآ إِننن كَانَ قَمِيصُهُ„ قُدَّ مِن قُبُلٍ فَصَدَقَــتْ وَهُوَ مِــنَ </text:span><text:span text:style-name="T4">۰</text:span><text:span text:style-name="T1">لْكَـٰذِبِينَ </text:span><text:span text:style-name="T2">(26)</text:span><text:span text:style-name="T1"> وَإِننن كَانَ قَمِيصُهُ„ قُدَّ مِن دُبُرٍ فَكَذَبَــتْؐ وَهُوَ مِــنَ </text:span><text:span text:style-name="T4">۰</text:span><text:span text:style-name="T1">لصَّـٰدِقِينَؐ </text:span><text:span text:style-name="T2">(27)</text:span><text:span text:style-name="T1"> فَلَمَّا رۭءۭا قَمِيصَهُ„ قُدَّ مِن دُبُرٍ قَالَ إِنَّهُ„ مِــن كَيْدِكُنَّ إِنَّ كَيْدَكُنَّ عَظِيمٌؐ </text:span><text:span text:style-name="T2">(28)</text:span><text:span text:style-name="T1"> يُوسُفُ أَعْرۣضضضْ عَنْ هَـٰذَاؐ وَاسْتَغْفِـرۣى لِذَنۢبِــكِ إِنَّــكِ كُنــتِ مِــنَ </text:span><text:span text:style-name="T4">۰</text:span><text:span text:style-name="T1">لْخَاطِـِٕينَؐ </text:span><text:span text:style-name="T2">(29)</text:span><text:span text:style-name="T1"> وَقَالَ نِسْوَةٌ فِى </text:span><text:span text:style-name="T4">۱</text:span><text:span text:style-name="T1">لْمَدِينَةِ 'مْرَأَتتتُ </text:span><text:span text:style-name="T4">۴</text:span><text:span text:style-name="T1">لْعَزۣيزۣ تُرَ؛وۣدُ فَتۭيٰهَا عَــن نَّفْسِهِ” قَدْ شَغَفَهَا حُبّاٗؐ اِنَّا لَنَرۭيٰهَا فِى ضَچَـلٍ مُّبِـينٍؐ </text:span><text:span text:style-name="T2">(30)</text:span><text:span text:style-name="T1"> فَلَمَّا سَمِعَــتْ بِمَكْرۣهِنَّ أَرْسَلَتِ اِلَيْهِنَّ وَأَعْتَدَتْ لَهُــنَّ مُتَّكَـٔاً وَءَاتَــتْ كُلَّ وَ؛حِدَةٍ مِّنْهُنَّ سِكِّيناً وَقَالَتُ </text:span><text:span text:style-name="T4">۶</text:span><text:span text:style-name="T1">خْرُجْ عَلَيْهِـنَّؐ فَلَمَّا رَأَيْنَهُ; أَكْبَرْنَهُ„ وَقَطَّعْنَ أَيْدِيَهُنَّ وَقُلْــنَ حَـٰشَ لِلهِ مَا هَـٰذَا بَشَراٗؐ اِنْ هَـٰذَآ إِلاَّ مَلَــكٌ كَرۣيمٌؐ </text:span><text:span text:style-name="T2">(31)</text:span><text:span text:style-name="T1"> قَالَــتْ فَذَ؛لِكُنَّ </text:span><text:span text:style-name="T4">۰ﻟ﮲</text:span><text:span text:style-name="T1"> لُمْتُنَّنِى فِيهِؐ وَلَقَدْ رَ؛وَدتُّهُ„ عَــن نَّفْسِهِ” فَاسْتَعْصَمَؐ وَلَئِن لَّمْ يَفْعَــلْ مَآ ءَامُرُهُ„ ڤَيُسْجَنَنَّ وَلَيَكُوناً مِّــنَ </text:span><text:span text:style-name="T4">۰</text:span><text:span text:style-name="T1">لصَّـٰغِرۣينَؐ </text:span><text:span text:style-name="T2">(32)</text:span><text:span text:style-name="T1"> © قَالَ رَبِّ </text:span><text:span text:style-name="T4">۱</text:span><text:span text:style-name="T1">لسِّجْنُ أَحَبُّ إِلَــيَّ مِمَّا يَدْعُونَنِىٓ إِلَيْهِ وَإِلاَّ تَصْرۣفْ عَنِّى كَيْدَهُنَّ أَصْبُ إِلَيْهِنَّ وَأَكُــن مِّنَ </text:span><text:span text:style-name="T4">۰</text:span><text:span text:style-name="T1">لْجَـٰهِلِينَؐ </text:span><text:span text:style-name="T2">(33)</text:span><text:span text:style-name="T1"> فَاسْتَجَابَ لَهُ„ رَبُّهُ„ فَصَرَفَ عَنْهُ كَيْدَهُنَّؐ إِنَّهُ„ هُوَ </text:span><text:span text:style-name="T4">۰</text:span><text:span text:style-name="T1">لسَّمِيعُ </text:span><text:span text:style-name="T4">۴</text:span><text:span text:style-name="T1">لْعَلِيمُؐ </text:span><text:span text:style-name="T2">(34)</text:span><text:span text:style-name="T1"> ثُمَّ بَدَا لَهُم مِّـنۢ بَعْدِ مَا رَأَوُاْ </text:span><text:span text:style-name="T4">۴</text:span><text:span text:style-name="T1">لاَيَـٰــتِ ڤَيَسْجُنُنَّهُ„ حَتَّــيٰ حِينٍؐ </text:span><text:span text:style-name="T2">(35)</text:span><text:span text:style-name="T1"> وَدَخَــلَ مَعَهُ </text:span><text:span text:style-name="T4">۴</text:span><text:span text:style-name="T1">لسِّجْــنَ فَتَيَـٰــنۣؐ قَالَ أَحَدُهُمَآ إِنِّيَ أَرۭيٰنِــيَ أَعْصِرُ خَمْراًؐ وَقَالَ </text:span><text:span text:style-name="T4">۰</text:span><text:span text:style-name="T1">لاَخَرُ إِنِّيَ أَرۭيٰنِــيَ أَحْمِلُ فَوْقَ رَأْسِى خُبْزاً تَاكُلُ </text:span><text:span text:style-name="T4">۴</text:span><text:span text:style-name="T1">لطَّيْرُ مِنْهُؐ نَبِّيؔنَا بِتَاوۣيلِهِ“ إِنَّا نَرۭيٰــكَ مِــنَ </text:span><text:span text:style-name="T4">۰</text:span><text:span text:style-name="T1">ڤْمُحْسِنِينَؐ </text:span><text:span text:style-name="T2">(36)</text:span><text:span text:style-name="T1"> قَالَ لاَ يَاتِيكُمَا طَعَامٌ تُرْزَقَـٰنِهِ“ إِلاَّ نَبَّأْتُكُمَا بِتَاوۣيلِهِ” قَبْلَ أَنْ يَّاتِيَكُمَاؐ ذَ؛</text:span><text:soft-page-break/><text:span text:style-name="T1">لِكُمَا مِمَّا عَلَّمَنِى رَبِّيَؐ إِنِّى تَرَكْــتُ مِلَّةَ قَوْمٍ لاَّ يُومِنُونَ بِاللَّهِ وَهُم بِالاَخِرَةِ هُمْ كَـٰفِرُونَؐ </text:span><text:span text:style-name="T2">(37)</text:span><text:span text:style-name="T1"> وَاتَّبَعْــتُ مِلَّةَ ءَابَآءِيَ إِبْرَ؛هِيمَ وَإِسْحَـٰقَ وَيَعْقُوبببَؐ مَا كَانَ لَنَآ أَن نُّشْرۣكككَ بِاللَّهِ مِن شَيْءٍؐ ذَ؛لِــكَ مِـن فَضْـلِ </text:span><text:span text:style-name="T4">۱</text:span><text:span text:style-name="T1">للَّهِ عَلَيْنَا وَعَلَي </text:span><text:span text:style-name="T4">۰</text:span><text:span text:style-name="T1">لنَّاسِؐ وَچَكِــنَّ أَكْثَرَ </text:span><text:span text:style-name="T4">۰</text:span><text:span text:style-name="T1">لنَّاسسسِ لاَ يَشْكُرُونَؐ </text:span><text:span text:style-name="T2">(38)</text:span><text:span text:style-name="T1"> يَـٰصَـٰحِبَيِ </text:span><text:span text:style-name="T4">۱</text:span><text:span text:style-name="T1">ڤسِّجْــنۣ ءَآرْبَابٌ مُّتَفَرّۣقُونَ خَيْر٘ اَمِ </text:span><text:span text:style-name="T4">۱</text:span><text:span text:style-name="T1">للَّهُ </text:span><text:span text:style-name="T4">۴</text:span><text:span text:style-name="T1">لْوَ؛حِدُ </text:span><text:span text:style-name="T4">۴</text:span><text:span text:style-name="T1">لْقَهَّارُؐ </text:span><text:span text:style-name="T2">(39)</text:span><text:span text:style-name="T1"> مَا تَعْبُدُونَ مِن دُونِهِ“ إِلٓاَّ أَسْمَآءً سَمَّيْتُمُوهَآ أَنتُمْ وَءَابَآؤُكُم مَّآ أَنزَلَ </text:span><text:span text:style-name="T4">۰</text:span><text:span text:style-name="T1">للَّهُ بِهَا مِــن سُلْطَـٰنٖؐ اِنِ </text:span><text:span text:style-name="T4">۱</text:span><text:span text:style-name="T1">لْحُكْمُ إِلاَّ لِلهِؐ أَمَرَ أَلاَّ تَعْبُدُوٓاْ إِلٓاَّ إِيَّاهُؐ ذَ؛لِكَ </text:span><text:span text:style-name="T4">۰</text:span><text:span text:style-name="T1">لدِّيــنُ </text:span><text:span text:style-name="T4">۴</text:span><text:span text:style-name="T1">لْقَيِّمُؐ وَچَكِنَّ أَكْثَرَ </text:span><text:span text:style-name="T4">۰</text:span><text:span text:style-name="T1">لنَّاسسسِ لاَ يَعْلَمُونَؐ </text:span><text:span text:style-name="T2">(40)</text:span><text:span text:style-name="T1"> يَـٰصَـٰحِبَــيۣ </text:span><text:span text:style-name="T4">۱</text:span><text:span text:style-name="T1">لسِّجْـنِ أَمَّــآ أَحَدُكُمَا فَيَسْقِى رَبَّهُ„ خَمْراًؐ وَأَمَّا </text:span><text:span text:style-name="T4">۰</text:span><text:span text:style-name="T1">لاَخَرُ فَيُصْلَــبُ فَتَاكُلُ </text:span><text:span text:style-name="T4">۴</text:span><text:span text:style-name="T1">لطَّيْرُ مِن رَّأْسِهِؐ” قُضِــيَ </text:span><text:span text:style-name="T4">۰</text:span><text:span text:style-name="T1">لاَمْرُ </text:span><text:span text:style-name="T4">۴ﻟ﮲</text:span><text:span text:style-name="T1"> فِيهِ تَسْتَفْتِيَـٰنِؐ </text:span><text:span text:style-name="T2">(41)</text:span><text:span text:style-name="T1"> ® وَقَالَ لِلذِى ظَــنَّ أَنَّهُ„ نَاجٍ مِّنْهُمَا </text:span><text:span text:style-name="T4">۸</text:span><text:span text:style-name="T1">ذْكُرْنِى عِندَ رَبِّكَؐ فَأَنسۭيٰهُ </text:span><text:span text:style-name="T4">۴</text:span><text:span text:style-name="T1">لشَّيْطَـٰنُ ذِكْرَ رَبِّهِ” فَلَبِــثَ فِى </text:span><text:span text:style-name="T4">۱</text:span><text:span text:style-name="T1">لسِّجْنِ بِضْعَ سِنِينَؐ </text:span><text:span text:style-name="T2">(42)</text:span><text:span text:style-name="T1"> وَقَالَ </text:span><text:span text:style-name="T4">۰</text:span><text:span text:style-name="T1">لْمَلِــكُ إِنِّيَ أَرۭيٰ سَبْعَ بَقَرَ؛تتتٍ سِمَانٍ يَاكُلُهُــنَّ سَبْع٘ عِجَافٌ وَسَبْعَ سُنۢبُچَــتٖ خُضْرٍ وَٱُخَرَ يَابِسَـٰــتٍؐ يَـٰٓأَيُّهَا </text:span><text:span text:style-name="T4">۰</text:span><text:span text:style-name="T1">لْمَلُءَ اَ۬فْتُونِى فِى رُءْيۭـٰيَ إِن كُنتُمْ لِلرُّءْيۭا تَعْبُرُونَؐ </text:span><text:span text:style-name="T2">(43)</text:span><text:span text:style-name="T1"> قَالُوٓاْ أَضْغَـٰثُ أَحْچَمٍؐ وَمَا نَحْـنُ بِتَاوۣيـلِ </text:span><text:span text:style-name="T4">۱</text:span><text:span text:style-name="T1">لاَحْچَمِ بِعَـٰلِمِيـنَؐ </text:span><text:span text:style-name="T2">(44)</text:span><text:span text:style-name="T1"> وَقَالَ </text:span><text:span text:style-name="T4">۰ﻟ﮲</text:span><text:span text:style-name="T1"> نَجَا مِنْهُمَا وَادَّكَرَ بَعْدَ ٱُمَّةٖ اَنَآ ٱُنَبِّيؖكُم بِتَاوۣيلِهِ” فَأَرْسِلُونِؐ </text:span><text:span text:style-name="T2">(45)</text:span><text:span text:style-name="T1"> يُوسُفُ أَيُّهَا </text:span><text:span text:style-name="T4">۰</text:span><text:span text:style-name="T1">لصِّدِّيقُ أَفْتِنَا فِى سَبْعِ بَقَرَ؛تتتٍ سِمَانٍ يَاكُلُهُــنَّ سَبْع٘ عِجَافٌ وَسَبْعِ سُنۢبُچَــتٖ خُضْرٍ وَٱُخَرَ يَابِسَـٰــتٍ لَّعَلِّيَ أَرْجِعُ إِلَــي </text:span><text:span text:style-name="T4">۰</text:span><text:span text:style-name="T1">لنَّاسسسِ لَعَلَّهُمْ يَعْلَمُونَؐ </text:span><text:span text:style-name="T2">(46)</text:span><text:span text:style-name="T1"> قَالَ تَزْرَعُونَ سَبْعَ سِنِيــنَ دَأْباًؐ فَمَا حَصَدتُّمْ فَذَرُوهُ فِى سُنۢبُلِهِ“ </text:span><text:soft-page-break/><text:span text:style-name="T1">إِلاَّ قَلِيلًا مِّمَّا تَاكُلُونَؐ </text:span><text:span text:style-name="T2">(47)</text:span><text:span text:style-name="T1"> ثُمَّ يَاتِى مِـنۢ بَعْدِ ذَ؛لِــكَ سَبْعٌ شِدَادٌ يَاكُلْــنَ مَا قَدَّمْتُمْ لَهُــنَّ إِلاَّ قَلِيلًا مِّمَّا تُحْصِنُونَؐ </text:span><text:span text:style-name="T2">(48)</text:span><text:span text:style-name="T1"> ثُمَّ يَاتِى مِـنۢ بَعْدِ ذَ؛لِــكَ عَامٌ فِيهِ يُغَاثُ </text:span><text:span text:style-name="T4">۴</text:span><text:span text:style-name="T1">لنَّاسُ وَفِيهِ يَعْصِرُونَؐ </text:span><text:span text:style-name="T2">(49)</text:span><text:span text:style-name="T1"> وَقَالَ </text:span><text:span text:style-name="T4">۰</text:span><text:span text:style-name="T1">لْمَلِــكُ èيتُونِى بِهِؐ” فَلَمَّا جَآءَهُ </text:span><text:span text:style-name="T4">۴</text:span><text:span text:style-name="T1">لرَّسُولُ قَالَ "رْجِعِ اِلَيٰ رَبِّــكَ فَسْـَٔلْهُ مَا بَالُ </text:span><text:span text:style-name="T4">۴</text:span><text:span text:style-name="T1">لنِّسْوَةِ </text:span><text:span text:style-name="T4">۱</text:span><text:span text:style-name="T1">لــتِى قَطَّعْنَ أَيْدِيَهُنَّؐ إِنَّ رَبِّى بِكَيْدِهِــنَّ عَلِيمٌؐ </text:span><text:span text:style-name="T2">(50)</text:span><text:span text:style-name="T1"> قَالَ مَا خَطْبُكُــنَّ إِذْ رَ؛وَدتُّنَّ يُوسُفَ عَــن نَّفْسِهِؐ” قُلْــنَ حَـٰشَ لِلهِ مَا عَلِمْنَا عَلَيْهِ مِن سُوٓءٍؐ قَالَــتِ 'مْرَأَتتتُ </text:span><text:span text:style-name="T4">۴</text:span><text:span text:style-name="T1">لْعَزۣيزۣ </text:span><text:span text:style-name="T4">۱</text:span><text:span text:style-name="T1">چَـــنَ حَصْحَصَ </text:span><text:span text:style-name="T4">۰</text:span><text:span text:style-name="T1">لْحَــقُّ أَنَا رَ؛وَدتُّهُ„ عَن نَّفْسِهِ” وَإِنَّهُ„ لَمِــنَ </text:span><text:span text:style-name="T4">۰</text:span><text:span text:style-name="T1">لصَّـٰدِقِينَؐ </text:span><text:span text:style-name="T2">(51)</text:span><text:span text:style-name="T1"> ذَ؛لِــكَ لِيَعْلَمَ أَنِّى لَمَ اَخُنْهُ بِالْغَيْبِ وَأَنَّ </text:span><text:span text:style-name="T4">۰</text:span><text:span text:style-name="T1">للَّهَ لاَ يَهْدِى كَيْدَ </text:span><text:span text:style-name="T4">۰</text:span><text:span text:style-name="T1">لْخَآئِنِينَؐ </text:span><text:span text:style-name="T2">(52)</text:span><text:span text:style-name="T1"> ¤ وَمَآ ٱُبَرّۣىُٔ نَفْسِيَؐ إِنَّ </text:span><text:span text:style-name="T4">۰</text:span><text:span text:style-name="T1">لنَّفْــسَ لَأَمَّارَةٛ بِالسُّوٓءِ الاَّ مَا رَحِمَ رَبِّيَؐ إِنَّ رَبِّى غَفُورٌ رَّحِيمٌؐ </text:span><text:span text:style-name="T2">(53)</text:span><text:span text:style-name="T1"> وَقَالَ </text:span><text:span text:style-name="T4">۰</text:span><text:span text:style-name="T1">لْمَلِــكُ èيتُونِى بِهِ“ أَسْتَخْلِصْهُ لِنَفْسِىؐ فَلَمَّا كَلَّمَهُ„ قَالَ إِنَّــكَ </text:span><text:span text:style-name="T4">۰</text:span><text:span text:style-name="T1">لْيَوْمَ لَدَيْنَا مَكِين٘ اَمِينٌؐ </text:span><text:span text:style-name="T2">(54)</text:span><text:span text:style-name="T1"> قَالَ "جْعَلْنِى عَلَــيٰ خَزَآئِـنِ </text:span><text:span text:style-name="T4">۱</text:span><text:span text:style-name="T1">لاَرْضِ إِنِّى حَفِيظ٘ عَلِيمٌؐ </text:span><text:span text:style-name="T2">(55)</text:span><text:span text:style-name="T1"> وَكَذَ؛لِــكَ مَكَّنَّا لِيُوسُفَ فِى </text:span><text:span text:style-name="T4">۱</text:span><text:span text:style-name="T1">لاَرْضِ يَتَبَوَّٱُ مِنْهَا حَيْــثُ يَشَآءُؐ نُصِيــبُ بِرَحْمَتِنَا مَــن نَّشَــآءُ وَلاَ نُضِيعُ أَجْرَ </text:span><text:span text:style-name="T4">۰</text:span><text:span text:style-name="T1">ڤْمُحْسِنِينَؐ </text:span><text:span text:style-name="T2">(56)</text:span><text:span text:style-name="T1"> وَلَأَجْرُ </text:span><text:span text:style-name="T4">۴</text:span><text:span text:style-name="T1">لاَخِرَةِ خَيْرٌ لِّلذِينَ ءَامَنُواْ وَكَانُواْ يَتَّقُونَؐ </text:span><text:span text:style-name="T2">(57)</text:span><text:span text:style-name="T1"> وَجَآءَ اۭخْوَةُ يُوسُفَ فَدَخَلُواْ عَلَيْهِ فَعَرَفَهُمْ وَهُمْ لَهُ„ مُنكِرُونَؐ </text:span><text:span text:style-name="T2">(58)</text:span><text:span text:style-name="T1"> وَلَمَّا جَهَّزَهُم بِجَهَازۣهِمْ قَالَ "يتُونِى بِأَخٍ لَّكُم مِّنَ اَبِيكُمُؐ; أَلاَ تَرَوْنَ أَنِّيَ ٱُوفِى </text:span><text:span text:style-name="T4">۱</text:span><text:span text:style-name="T1">لْكَيْلَ وَأَنَا خَيْرُ </text:span><text:span text:style-name="T4">۴</text:span><text:span text:style-name="T1">لْمُنزۣلِينَؐ </text:span><text:span text:style-name="T2">(59)</text:span><text:span text:style-name="T1"> فَإِن لَّمْ تَاتُونِى بِهِ” فَلاَ كَيْــلَ لَكُمْ عِندِى وَلاَ تَقْرَبُونِؐ </text:span><text:span text:style-name="T2">(60)</text:span><text:span text:style-name="T1"> قَالُواْ سَنُرَ؛وۣدُ عَنْهُ أَبَاهُ وَإِنَّا لَفَـٰعِلُونَؐ </text:span><text:span text:style-name="T2">(61)</text:span><text:span text:style-name="T1"> وَقَالَ لِفِتْيَتِهِ 'جْعَلُواْ بِضَـٰعَتَهُمْ فِى </text:span><text:soft-page-break/><text:span text:style-name="T1">رۣحَالِهِمْ لَعَلَّهُمْ يَعْرۣفُونَهَآ إِذَا "نقَلَبُوٓاْ إِلَــيٰٓ أَهْلِهِمْ لَعَلَّهُمْ يَرْجِعُونَؐ </text:span><text:span text:style-name="T2">(62)</text:span><text:span text:style-name="T1"> فَلَمَّا رَجَعُوٓاْ إِلَـيٰٓ أَبِيهِمْ قَالُواْ يَـٰٓأَبَانَا مُنِعَ مِنَّا </text:span><text:span text:style-name="T4">۰</text:span><text:span text:style-name="T1">لْكَيْلُ فَأَرْسِــلْ مَعَنَآ أَخَانَا نَكْتَلْ وَإِنَّا لَهُ„ لَحَـٰفِظُونَؐ </text:span><text:span text:style-name="T2">(63) </text:span><text:span text:style-name="T1">قَالَ هَــلَ —امَنُكُمْ عَلَيْهِ إِلاَّ كَمَآ أَمِنتُكُمْ عَلَـيٰٓ أَخِيهِ مِن قَبْـلُؐ فَاللَّهُ خَيْر٘ حِفْظاًؐ وَهُوَ أَرْحَمُ </text:span><text:span text:style-name="T4">۴</text:span><text:span text:style-name="T1">لرَّ؛حِمِينَؐ </text:span><text:span text:style-name="T2">(64)</text:span><text:span text:style-name="T1"> وَلَمَّا فَتَحُواْ مَتَـٰعَهُمْ وَجَدُواْ بِضَـٰعَتَهُمْ رُدَّتتتِ اِلَيْهِمْ قَالُواْ يَـٰٓأَبَانَا مَا نَبْغِىؐ هَـٰذِهِ” بِضَـٰعَتُنَا رُدَّتتتِ اِلَيْنَا وَنَمِيرُ أَهْلَنَا وَنَحْفَظُ أَخَانَا وَنَزْدَادُ كَيْلَ بَعِيرٍؐ ذَ؛لِــكَ كَيْــلٌ يَسِيرٌؐ </text:span><text:span text:style-name="T2">(65)</text:span><text:span text:style-name="T1"> ® قَالَ لَنُ </text:span><text:span text:style-name="T4">۷</text:span><text:span text:style-name="T1">رْسِلَهُ„ مَعَكُمْ حَتَّيٰ تُوتُونِ مَوْثِقاً مِّــنَ </text:span><text:span text:style-name="T4">۰</text:span><text:span text:style-name="T1">للَّهِ لَتَاتُنَّنِى بِهِ“ إِلٓاَّ أَنْ يُّحَاطَ بِكُمْؐ فَلَمَّآ ءَاتَوْهُ مَوْثِقَهُمْ قَالَ </text:span><text:span text:style-name="T4">۰</text:span><text:span text:style-name="T1">للَّهُ عَلَيٰ مَا نَقُولُ وَكِيـلٌؐ </text:span><text:span text:style-name="T2">(66)</text:span><text:span text:style-name="T1"> وَقَالَ يَـٰبَنِــيَّ لاَ تَدْخُلُواْ مِـنۢ بَابببٍ وَ؛حِدٍ وَادْخُلُواْ مِنَ اَبْوَ؛بٍ مُّتَفَرّۣقَةٍؐ وَمَآ ٱُغْنِى عَنكُم مِّــنَ </text:span><text:span text:style-name="T4">۰</text:span><text:span text:style-name="T1">للَّهِ مِن شَيْءٖؐ اِنننۣ </text:span><text:span text:style-name="T4">۱</text:span><text:span text:style-name="T1">لْحُكْمُ إِلاَّ لِلهِؐ عَلَيْهِ تَوَكَّلْــتُؐ وَعَلَيْهِ فَلْيَتَوَكَّلِ </text:span><text:span text:style-name="T4">۱</text:span><text:span text:style-name="T1">لْمُتَوَكِّلُونَؐ </text:span><text:span text:style-name="T2">(67)</text:span><text:span text:style-name="T1"> وَلَمَّا دَخَلُواْ مِــنْ حَيْــثُ أَمَرَهُمُ; أَبُوهُم مَّا كَانَ يُغْنِى عَنْهُم مِّــنَ </text:span><text:span text:style-name="T4">۰</text:span><text:span text:style-name="T1">للَّهِ مِن شَيْءٖ اِلاَّ حَاجَةً فِى نَفْسِ يَعْقُوبَ قَضۭيٰهَاؐ وَإِنَّهُ„ لَذُو عِلْمٍ لِّمَا عَلَّمْنَـٰهُؐ وَچَكِــنَّ أَكْثَرَ </text:span><text:span text:style-name="T4">۰</text:span><text:span text:style-name="T1">لنَّاسسسِ لاَ يَعْلَمُونَؐ </text:span><text:span text:style-name="T2">(68)</text:span><text:span text:style-name="T1"> وَلَمَّا دَخَلُواْ عَلَيٰ يُوسُفَ ءَاوۭيٰٓ إِلَيْهِ أَخَاهُؐ قَالَ إِنِّــيَ أَنَآ أَخُوكككَ فَلاَ تَبْتَئِـسْ بِمَا كَانُواْ يَعْمَلُونَؐ </text:span><text:span text:style-name="T2">(69) </text:span><text:span text:style-name="T1">فَلَمَّا جَهَّزَهُم بِجَهَازۣهِمْ جَعَلَ </text:span><text:span text:style-name="T4">۰</text:span><text:span text:style-name="T1">لسِّقَايَةَ فِى رَحْـلِ أَخِيهِ ثُمَّ أَذَّنَ مُوَ۬ذِّن٘ اَيَّتُهَا </text:span><text:span text:style-name="T4">۰</text:span><text:span text:style-name="T1">لْعِيرُ إِنَّكُمْ لَسَـٰرۣقُونَؐ </text:span><text:span text:style-name="T2">(70)</text:span><text:span text:style-name="T1"> قَالُواْ وَأَقْبَلُواْ عَلَيْهِم مَّاذَا تَفْقِدُونَؐ </text:span><text:span text:style-name="T2">(71)</text:span><text:span text:style-name="T1"> قَالُواْ نَفْقِدُ صُوَاعَ </text:span><text:span text:style-name="T4">۰</text:span><text:span text:style-name="T1">لْمَلِكِؐ وَلِمَـن جَآءَ بِهِ” حِمْلُ بَعِيرٍ وَأَنَا بِهِ” زَعِيمٌؐ </text:span><text:span text:style-name="T2">(72)</text:span><text:span text:style-name="T1"> قَالُواْ تَاللَّهِ لَقَدْ </text:span><text:soft-page-break/><text:span text:style-name="T1">عَلِمْتُم مَّا جِيؔنَا لِنُفْسِدَ فِى </text:span><text:span text:style-name="T4">۱</text:span><text:span text:style-name="T1">لاَرْضِ وَمَا كُنَّا سَـٰرۣقِينَؐ </text:span><text:span text:style-name="T2">(73)</text:span><text:span text:style-name="T1"> قَالُواْ فَمَا جَزَ×ؤُهُ; إِننن كُنتُمْ كَـٰذِبِينَؐ </text:span><text:span text:style-name="T2">(74)</text:span><text:span text:style-name="T1"> قَالُواْ جَزَ×ؤُهُ„ مَنْ وُّجِدَ فِى رَحْلِهِ” فَهُوَ جَزَ×ؤُهُؐ, كَذَ؛لِــكَ نَجْزۣى </text:span><text:span text:style-name="T4">۱</text:span><text:span text:style-name="T1">لظَّـٰلِمِينَؐ </text:span><text:span text:style-name="T2">(75)</text:span><text:span text:style-name="T1"> فَبَدَأَ بِأَوْعِيَتِهِمْ قَبْلَ وۣعَآءِ اَ۬خِيهِ ثُمَّ "سْتَخْرَجَهَا مِنْ وّۣعَآءِ اَ۬خِيهِؐ كَذَ؛لِــكَ كِدْنَا لِيُوسُفَؐ مَا كَانَ لِيَاخُذَ أَخَاهُ فِى دِينِ </text:span><text:span text:style-name="T4">۱</text:span><text:span text:style-name="T1">لْمَلِــكِ إِلٓاَّ أَنْ يَّشَآءَ </text:span><text:span text:style-name="T4">۰</text:span><text:span text:style-name="T1">للَّهُؐ نَرْفَعُ دَرَجَـٰــتِ مَــن نَّشَآءُؐ وَفَوْقَ كُلِّ ذى عِلْمٖ عَلِيمٌؐ </text:span><text:span text:style-name="T2">(76)</text:span><text:span text:style-name="T1"> © قَالُوٓاْ إِنْ يَّسْرۣقْ فَقَدْ سَرَقَ أَخٌ لَّهُ„ مِــن قَبْلُؐ فَأَسَرَّهَا يُوسُفُ فِى نَفْسِهِ” وَلَمْ يُبْدِهَا لَهُمْؐ قَالَ أَنتُمْ شَرٌّ مَّكَاناًؐ وَاللَّهُ أَعْلَمُ بِمَا تَصِفُونَؐ </text:span><text:span text:style-name="T2">(77)</text:span><text:span text:style-name="T1"> قَالُواْ يَـٰٓأَيُّهَا </text:span><text:span text:style-name="T4">۰</text:span><text:span text:style-name="T1">لْعَزۣيزُ إِنَّ لَهُ; أَباً شَيْخاً كَبِيراً فَخُذَ اَحَدَنَا مَكَانَهُ; إِنَّا نَرۭيٰــكَ مِــنَ </text:span><text:span text:style-name="T4">۰</text:span><text:span text:style-name="T1">ڤْمُحْسِنِينَؐ </text:span><text:span text:style-name="T2">(78)</text:span><text:span text:style-name="T1"> قَالَ مَعَاذَ </text:span><text:span text:style-name="T4">۰</text:span><text:span text:style-name="T1">للَّهِ أَن نَّاخُذَ إِلاَّ مَنْ وَّجَدْنَا مَتَـٰعَنَا عِندَهُ; إِنَّـآ إِذاً لَّظَـٰلِمُونَؐ </text:span><text:span text:style-name="T2">(79)</text:span><text:span text:style-name="T1"> فَلَمَّا "سْتَيْــَٔـسُواْ مِنْهُ خَلَصُواْ نَجِيّاًؐ قَالَ كَبِيرُهُمُ; أَلَمْ تَعْلَمُوٓاْ أَنَّ أَبَاكُمْ قَدَ اَخَذَ عَلَيْكُم مَّوْثِقاً مِّــنَ </text:span><text:span text:style-name="T4">۰</text:span><text:span text:style-name="T1">للَّهِؐ وَمِــن قَبْلُ مَا فَرَّطْتُّمْ فِى يُوسُفَؐ فَلَنَ اَبْرَحَ </text:span><text:span text:style-name="T4">۰</text:span><text:span text:style-name="T1">لاَرْضضضَ حَتَّيٰ يَاذَنَ لِيَ أَبِيَ أَوْ يَحْكُمَ </text:span><text:span text:style-name="T4">۰</text:span><text:span text:style-name="T1">للَّهُ لِىؐ وَهُوَ خَيْرُ </text:span><text:span text:style-name="T4">۴</text:span><text:span text:style-name="T1">لْحَـٰكِمِينَؐ </text:span><text:span text:style-name="T2">(80)</text:span><text:span text:style-name="T1"> "رْجِعُوٓاْ إِلَـيٰٓ أَبِيكُمْ فَقُولُواْ يَـٰٓأَبَانَآ إِنَّ "بْنَــكَ سَرَقَؐ وَمَا شَهِدْنَآ إِلاَّ بِمَا عَلِمْنَا وَمَا كُنَّا لِلْغَيْبِ حَـٰفِظِينَؐ </text:span><text:span text:style-name="T2">(81)</text:span><text:span text:style-name="T1"> وَسْـَٔلِ </text:span><text:span text:style-name="T4">۱</text:span><text:span text:style-name="T1">لْقَرْيَةَ </text:span><text:span text:style-name="T4">۰</text:span><text:span text:style-name="T1">لتِى كُنَّا فِيهَا وَالْعِيرَ </text:span><text:span text:style-name="T4">۰</text:span><text:span text:style-name="T1">لتِىٓ أَقْبَلْنَا فِيهَا وَإِنَّا لَصَـٰدِقُونَؐ </text:span><text:span text:style-name="T2">(82)</text:span><text:span text:style-name="T1"> قَالَ بَلْ سَوَّلَتْ لَكُمُ; أَنفُسُكُمُ; أَمْراًؐ فَصَبْرٌ جَمِيــل٘ؐ عَسَــي </text:span><text:span text:style-name="T4">۰</text:span><text:span text:style-name="T1">للَّهُ أَنْ يَّاتِيَنِى بِهِمْ جَمِيعاٗؐ اِنَّهُ„ هُوَ </text:span><text:span text:style-name="T4">۰</text:span><text:span text:style-name="T1">لْعَلِيمُ </text:span><text:span text:style-name="T4">۴</text:span><text:span text:style-name="T1">لْحَكِيمُؐ </text:span><text:span text:style-name="T2">(83)</text:span><text:span text:style-name="T1"> وَتَوَلّۭــيٰ عَنْهُمْ وَقَالَ يَـٰٓأَسَفۭــيٰ عَلَيٰ يُوسُفَؐ وَابْيَضَّــتْ عَيْنَـٰهُ مِــنَ </text:span><text:span text:style-name="T4">۰</text:span><text:span text:style-name="T1">لْحُزْنِ فَهُوَ كَظِيمٌؐ </text:span><text:span text:style-name="T2">(84)</text:span><text:span text:style-name="T1"> قَالُواْ تَاللَّهِ </text:span><text:soft-page-break/><text:span text:style-name="T1">تَفْتَؤُاْ تَذْكُرُ يُوسُفَ حَتَّيٰ تَكُونَ حَرَضاٗ اَوْ تَكُونَ مِــنَ </text:span><text:span text:style-name="T4">۰</text:span><text:span text:style-name="T1">لْهَـٰلِكِينَؐ </text:span><text:span text:style-name="T2">(85)</text:span><text:span text:style-name="T1"> قَالَ إِنَّمَآ أَشْكُواْ بَثِّى وَحُزْنِيَ إِلَــي </text:span><text:span text:style-name="T4">۰</text:span><text:span text:style-name="T1">للَّهِؐ وَأَعْلَمُ مِــنَ </text:span><text:span text:style-name="T4">۰</text:span><text:span text:style-name="T1">للَّهِ مَا لاَ تَعْلَمُونَؐ </text:span><text:span text:style-name="T2">(86)</text:span><text:span text:style-name="T1"> يَـٰبَنِــيَّ "ذْهَبُواْ فَتَحَسَّسُواْ مِنْ يُّوسُفَ وَأَخِيهِ وَلاَ تَاْيْــَٔـسُواْ مِن رَّوْحِ </text:span><text:span text:style-name="T4">۱</text:span><text:span text:style-name="T1">للَّهِؐ إِنَّهُ„ لاَ يَاْيْـَٔسُ مِن رَّوْحِ </text:span><text:span text:style-name="T4">۱</text:span><text:span text:style-name="T1">للَّهِ إِلاَّ </text:span><text:span text:style-name="T4">۰</text:span><text:span text:style-name="T1">لْقَوْمُ </text:span><text:span text:style-name="T4">۴</text:span><text:span text:style-name="T1">لْكَـٰفِرُونَؐ </text:span><text:span text:style-name="T2">(87)</text:span><text:span text:style-name="T1"> ® فَلَمَّا دَخَلُواْ عَلَيْهِ قَالُواْ يَـٰٓأَيُّهَا </text:span><text:span text:style-name="T4">۰</text:span><text:span text:style-name="T1">لْعَزۣيزُ مَسَّنَا وَأَهْلَنَا </text:span><text:span text:style-name="T4">۰</text:span><text:span text:style-name="T1">لضُّرُّ وَجِيؔنَا بِبِضَـٰعَةٍ مُّزْجۭيٰةٍؐ فَأَوْفِ لَنَا </text:span><text:span text:style-name="T4">۰</text:span><text:span text:style-name="T1">لْكَيْلَ وَتَصَدَّقْ عَلَيْنَآؐ إِنننَّ </text:span><text:span text:style-name="T4">۰</text:span><text:span text:style-name="T1">للَّهَ يَجْزۣى </text:span><text:span text:style-name="T4">۱</text:span><text:span text:style-name="T1">لْمُتَصَدِّقِينَؐ </text:span><text:span text:style-name="T2">(88)</text:span><text:span text:style-name="T1"> قَالَ هَلْ عَلِمْتُم مَّا فَعَلْتُم بِيُوسُفَ وَأَخِيهِ إِذَ اَنتُمْ جَـٰهِلُونَؐ </text:span><text:span text:style-name="T2">(89)</text:span><text:span text:style-name="T1"> قَالُوٓاْ أَ.نَّكَ لَأَنــتَ يُوسُفُؐ قَالَ أَنَا يُوسُفُ وَهَـٰذَآ أَخِىؐ قَدْ مَــنَّ </text:span><text:span text:style-name="T4">۰</text:span><text:span text:style-name="T1">للَّهُ عَلَيْنَآؐ إِنَّهُ„ مَنْ يَّتَّقِ وَيَصْبِرْ فَإِنننَّ </text:span><text:span text:style-name="T4">۰</text:span><text:span text:style-name="T1">للَّهَ لاَ يُضِيعُ أَجْرَ </text:span><text:span text:style-name="T4">۰</text:span><text:span text:style-name="T1">ڤْمُحْسِنِينَؐ </text:span><text:span text:style-name="T2">(90)</text:span><text:span text:style-name="T1"> قَالُواْ تَاللَّهِ لَقَدَ —اثَرَكككَ </text:span><text:span text:style-name="T4">۰</text:span><text:span text:style-name="T1">للَّهُ عَلَيْنَا وَإِن كُنَّا لَخَـٰطِـِٕيـنَؐ </text:span><text:span text:style-name="T2">(91)</text:span><text:span text:style-name="T1"> قَالَ لاَ تَثْرۣيــبَ عَلَيْكُمُؐ </text:span><text:span text:style-name="T4">۴</text:span><text:span text:style-name="T1">لْيَوْمَ يَغْفِرُ </text:span><text:span text:style-name="T4">۴</text:span><text:span text:style-name="T1">للَّهُ لَكُمْؐ وَهُوَ أَرْحَمُ </text:span><text:span text:style-name="T4">۴</text:span><text:span text:style-name="T1">لرَّ؛حِمِينَؐ </text:span><text:span text:style-name="T2">(92)</text:span><text:span text:style-name="T1"> "ذْهَبُواْ بِقَمِيصِى هَـٰذَا فَأَلْقُوهُ عَلَيٰ وَجْهِ أَبِى يَاتِ بَصِيراً وَاتُونِى بِأَهْلِكُمُ; أَجْمَعِيـنَؐ </text:span><text:span text:style-name="T2">(93)</text:span><text:span text:style-name="T1"> وَلَمَّـا فَصَلَــتِ </text:span><text:span text:style-name="T4">۱</text:span><text:span text:style-name="T1">لْعِيرُ قَالَ أَبُوهُمُ; إِنِّى لَأَجِدُ رۣيحَ يُوسُفَ لَوْلآَ أَن تُفَنِّدُونِؐ </text:span><text:span text:style-name="T2">(94)</text:span><text:span text:style-name="T1"> قَالُواْ تَاللَّهِ إِنَّــكَ لَفِى ضَچَلِــكَ </text:span><text:span text:style-name="T4">۰</text:span><text:span text:style-name="T1">لْقَدِيمِؐ </text:span><text:span text:style-name="T2">(95)</text:span><text:span text:style-name="T1"> فَلَمَّآ أَن جَآءَ </text:span><text:span text:style-name="T4">۰</text:span><text:span text:style-name="T1">لْبَشِيرُ أَلْقۭيٰهُ عَلَيٰ وَجْهِهِ” فَارْتَدَّ بَصِيراًؐ قَالَ أَلَمَ اَقُــل لَّكُمُ; إِنِّــيَ أَعْلَمُ مِــنَ </text:span><text:span text:style-name="T4">۰</text:span><text:span text:style-name="T1">للَّهِ مَا لاَ تَعْلَمُونَؐ </text:span><text:span text:style-name="T2">(96) </text:span><text:span text:style-name="T1">قَالُواْ يَـٰٓأَبَانَا "سْتَغْفِرْ لَنَا ذُنُوبَنَآ إِنَّا كُنَّا خَـٰطِـِٕينَؐ </text:span><text:span text:style-name="T2">(97)</text:span><text:span text:style-name="T1"> قَالَ سَوْفَ أَسْتَغْفِرُ لَكُمْ رَبِّــيَؐ إِنَّهُ„ هُوَ </text:span><text:span text:style-name="T4">۰</text:span><text:span text:style-name="T1">لْغَفُورُ </text:span><text:span text:style-name="T4">۴</text:span><text:span text:style-name="T1">لرَّحِيمُؐ </text:span><text:span text:style-name="T2">(98)</text:span><text:span text:style-name="T1"> فَلَمَّا دَخَلُواْ عَلَيٰ يُوسُفَ ءَاوۭيٰٓ إِلَيْهِ أَبَوَيْهِ وَقَالَ </text:span><text:span text:style-name="T4">۸</text:span><text:span text:style-name="T1">دْخُلُواْ مِصْرَ إِن شَآءَ </text:span><text:span text:style-name="T4">۰</text:span><text:span text:style-name="T1">للَّهُ ءَامِنِينَؐ </text:span><text:span text:style-name="T2">(99)</text:span><text:span text:style-name="T1"> وَرَفَعَ أَبَوَيْهِ عَلَي </text:span><text:span text:style-name="T4">۰</text:span><text:span text:style-name="T1">لْعَرْشِ </text:span><text:soft-page-break/><text:span text:style-name="T1">وَخَرُّواْ لَهُ„ سُجَّداًؐ وَقَالَ يَـٰٓأَبَــتِ هَـٰذَا تَاوۣيلُ رُءْيۭـٰــيَ مِـن قَبْلُ قَدْ جَعَلَهَا رَبِّى حَقّاًؐ وَقَدَ اَحْسَــنَ بِـيَ إِذَ اَخْرَجَنِى مِــنَ </text:span><text:span text:style-name="T4">۰</text:span><text:span text:style-name="T1">ڤسِّجْنِ وَجَآءَ بِكُم مِّــنَ </text:span><text:span text:style-name="T4">۰</text:span><text:span text:style-name="T1">لْبَدْوۣ مِـنۢ بَعْدِ أَن نَّزَغَ </text:span><text:span text:style-name="T4">۰</text:span><text:span text:style-name="T1">لشَّيْطَـٰنُ بَيْنِى وَبَيْنَ إِخْوَتِيَؐ إِنَّ رَبِّى لَطِيفٌ لِّمَا يَشَآءُؐ اِ۬نَّهُ„ هُوَ </text:span><text:span text:style-name="T4">۰</text:span><text:span text:style-name="T1">لْعَلِيمُ </text:span><text:span text:style-name="T4">۴</text:span><text:span text:style-name="T1">لْحَكِيمُؐ </text:span><text:span text:style-name="T2">(100)</text:span><text:span text:style-name="T1"> ¥ رَبِّ قَدَ —اتَيْتَنِى مِــنَ </text:span><text:span text:style-name="T4">۰</text:span><text:span text:style-name="T1">لْمُلْــكِ وَعَلَّمْتَنِى مِــن تَـاوۣيـلِ </text:span><text:span text:style-name="T4">۱</text:span><text:span text:style-name="T1">لاَحَادِيــثِؐ فَاطِرَ </text:span><text:span text:style-name="T4">۰</text:span><text:span text:style-name="T1">لسَّمَـٰوَ؛تِ وَالاَرْضضضِ أَنــتَ وَلِــىِّ” فِى </text:span><text:span text:style-name="T4">۱</text:span><text:span text:style-name="T1">لدُّنْيۭا وَالاَخِرَةِ تَوَفَّنِى مُسْلِماً وَأَلْحِقْنِى بِاڤصَّـٰڤِحِينَؐ </text:span><text:span text:style-name="T2">(101)</text:span><text:span text:style-name="T1"> ذَ؛لِكَ مِــنَ اَنۢبَآءِ </text:span><text:span text:style-name="T4">۱</text:span><text:span text:style-name="T1">لْغَيْــبِ نُوحِيهِ إِلَيْــكَؐ وَمَا كُنتَ لَدَيْهِمُ; إِذَ اَجْمَعُوٓاْ أَمْرَهُمْ وَهُمْ يَمْكُرُونَؐ </text:span><text:span text:style-name="T2">(102)</text:span><text:span text:style-name="T1"> وَمَآ أَكْثَرُ </text:span><text:span text:style-name="T4">۴</text:span><text:span text:style-name="T1">لنَّاسِ وَلَوْ حَرَصْــتَ بِمُومِنِينَؐ </text:span><text:span text:style-name="T2">(103)</text:span><text:span text:style-name="T1"> وَمَا تَسْـَٔلُهُمْ عَلَيْهِ مِــنَ اَجْرٖؐ اِنْ هُوَ إِلاَّ ذِكْرٌ لِّلْعَـٰلَمِينَؐ </text:span><text:span text:style-name="T2">(104)</text:span><text:span text:style-name="T1"> وَكَأَيِّــن مِّـنَ —ايَةٍ فِى </text:span><text:span text:style-name="T4">۱</text:span><text:span text:style-name="T1">لسَّمَـٰوَ؛تتتِ وَالاَرْضِ يَمُرُّونَ عَلَيْهَا وَهُمْ عَنْهَا مُعْرۣضُونَؐ </text:span><text:span text:style-name="T2">(105)</text:span><text:span text:style-name="T1"> وَمَا يُومِــنُ أَكْثَرُهُم بِاللَّهِ إِلاَّ وَهُم مُّشْرۣكُونَؐ </text:span><text:span text:style-name="T2">(106)</text:span><text:span text:style-name="T1"> أَفَأَمِنُوٓاْ أَننن تَـاتِيَهُمْ غَـٰشِيَةٌ مِّــنْ عَذَابببِ </text:span><text:span text:style-name="T4">۱</text:span><text:span text:style-name="T1">للَّهِ أَوْ تَاتِيَهُمُ </text:span><text:span text:style-name="T4">۴</text:span><text:span text:style-name="T1">لسَّاعَةُ بَغْتَةً وَهُمْ لاَ يَشْعُرُونَؐ </text:span><text:span text:style-name="T2">(107)</text:span><text:span text:style-name="T1"> قُلْ هَـٰذِهِ” سَبِيلِــيَ أَدْعُوٓاْ إِلَــي </text:span><text:span text:style-name="T4">۰</text:span><text:span text:style-name="T1">للَّهِؐ عَلَيٰ بَصِيرَةٖ اَنَا وَمَـنِ 'تَّبَعَنِىؐ وَسُبْحَـٰــنَ </text:span><text:span text:style-name="T4">۰</text:span><text:span text:style-name="T1">للَّهِؐ وَمَآ أَنَا مِــنَ </text:span><text:span text:style-name="T4">۰</text:span><text:span text:style-name="T1">لْمُشْرۣكِينَؐ </text:span><text:span text:style-name="T2">(108)</text:span><text:span text:style-name="T1"> وَمَآ أَرْسَلْنَا مِــن قَبْلِــكَ إِلاَّ رۣجَالًا يُوحۭيٰٓ إِلَيْهِم مِّــنَ اَهْـلِ </text:span><text:span text:style-name="T4">۱</text:span><text:span text:style-name="T1">لْقُرۭيٰٓؐ أَفَلَمْ يَسِيرُواْ فِى </text:span><text:span text:style-name="T4">۱</text:span><text:span text:style-name="T1">لاَرْضِ فَيَنظُرُواْ كَيْفَ كَانَ عَـٰقِبَةُ </text:span><text:span text:style-name="T4">۴</text:span><text:span text:style-name="T1">لذِينَ مِن قَبْلِهِمْؐ وَلَدَارُ </text:span><text:span text:style-name="T4">۴</text:span><text:span text:style-name="T1">لاَخِرَةِ خَيْرٌ لِّلذِيــنَ "تَّقَوَاْؐ اَفَلاَ تَعْقِلُونَؐ </text:span><text:span text:style-name="T2">(109)</text:span><text:span text:style-name="T1"> حَتَّيٰٓ إِذَا "سْتَيْـَٔــسَ </text:span><text:span text:style-name="T4">۰</text:span><text:span text:style-name="T1">لـرُّسُلُ وَظَنُّوٓاْ أَنَّهُمْ قَدْ كُذِّبُواْ جَآءَهُمْ نَصْرُنَا فَنُنِجى مَــن نَّشَآءُؐ وَلاَ يُرَدُّ بَأْسُنَا عَـنِ </text:span><text:span text:style-name="T4">۱</text:span><text:span text:style-name="T1">لْقَوْمِ </text:span><text:span text:style-name="T4">۱</text:span><text:span text:style-name="T1">ڤْمُجْرۣمِينَؐ </text:span><text:span text:style-name="T2">(110)</text:span><text:span text:style-name="T1"> ® لَقَدْ كَانَ فِى قَصَصِهِمْ عِبْرَةٌ لُءِّوْلِى </text:span><text:span text:style-name="T4">۱</text:span><text:span text:style-name="T1">لاَلْبَـٰــبِؐ مَا </text:span><text:soft-page-break/><text:span text:style-name="T1">كَانَ حَدِيثاً يُفْتَرۭيٰؐ وَچَكِــن تَصْدِيقَ </text:span><text:span text:style-name="T4">۰ﻟ﮲</text:span><text:span text:style-name="T1"> بَيْــنَ يَدَيْهِ وَتَفْصِيــلَ كُــلّۣ شَيْءٍ وَهُديً وَرَحْمَةً لِّقَوْمٍ يُومِنُونَ </text:span><text:span text:style-name="T2">(111)</text:span><text:span text:style-name="T1"> </text:span><text:bookmark-end text:name="__DdeLink__51253_11805295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42:19.402063999</meta:creation-date>
    <dc:date>2025-02-27T21:43:32.952234648</dc:date>
    <meta:editing-duration>PT1M16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0" meta:paragraph-count="2" meta:word-count="1904" meta:character-count="10364" meta:non-whitespace-character-count="8461"/>
  </office:meta>
</office:document-meta>
</file>